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9bf" officeooo:paragraph-rsid="0006d9bf"/>
    </style:style>
    <style:style style:name="P2" style:family="paragraph" style:parent-style-name="Standard">
      <style:paragraph-properties fo:text-align="center" style:justify-single-word="false"/>
      <style:text-properties officeooo:rsid="00072eee" officeooo:paragraph-rsid="00072ee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5ee9" officeooo:paragraph-rsid="00075ee9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rsid="000879bb" officeooo:paragraph-rsid="000879bb"/>
    </style:style>
    <style:style style:name="P5" style:family="paragraph" style:parent-style-name="Standard">
      <style:text-properties officeooo:rsid="000879bb" officeooo:paragraph-rsid="000879bb"/>
    </style:style>
    <style:style style:name="P6" style:family="paragraph" style:parent-style-name="Standard">
      <style:text-properties fo:font-size="18pt" fo:font-weight="bold" officeooo:rsid="000879bb" officeooo:paragraph-rsid="000879bb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a6048" officeooo:paragraph-rsid="000a6048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fo:font-weight="bold" officeooo:rsid="000a6048" officeooo:paragraph-rsid="000a604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879bb" officeooo:paragraph-rsid="000879bb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officeooo:paragraph-rsid="000b82b5"/>
    </style:style>
    <style:style style:name="P11" style:family="paragraph" style:parent-style-name="Standard" style:list-style-name="L2">
      <style:text-properties officeooo:rsid="000b82b5" officeooo:paragraph-rsid="000d66e7"/>
    </style:style>
    <style:style style:name="P12" style:family="paragraph" style:parent-style-name="Standard">
      <style:text-properties officeooo:rsid="000b82b5" officeooo:paragraph-rsid="000d66e7"/>
    </style:style>
    <style:style style:name="P13" style:family="paragraph" style:parent-style-name="Standard">
      <style:text-properties officeooo:rsid="000e92c7" officeooo:paragraph-rsid="000e92c7"/>
    </style:style>
    <style:style style:name="T1" style:family="text">
      <style:text-properties officeooo:rsid="000879bb"/>
    </style:style>
    <style:style style:name="T2" style:family="text">
      <style:text-properties officeooo:rsid="0008e690"/>
    </style:style>
    <style:style style:name="T3" style:family="text">
      <style:text-properties officeooo:rsid="000a3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82b5" style:font-weight-asian="normal" style:font-weight-complex="normal"/>
    </style:style>
    <style:style style:name="T6" style:family="text">
      <style:text-properties fo:font-weight="normal" officeooo:rsid="000d66e7" style:font-weight-asian="normal" style:font-weight-complex="normal"/>
    </style:style>
    <style:style style:name="T7" style:family="text">
      <style:text-properties fo:font-weight="normal" officeooo:rsid="000e92c7" style:font-weight-asian="normal" style:font-weight-complex="normal"/>
    </style:style>
    <style:style style:name="T8" style:family="text">
      <style:text-properties fo:font-size="12pt" fo:font-weight="normal" officeooo:rsid="000b82b5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go Valdes</text:p>
      <text:p text:style-name="P1">CSCE 350</text:p>
      <text:p text:style-name="P1">Oct 10, 2016</text:p>
      <text:p text:style-name="P1">Project 2</text:p>
      <text:p text:style-name="P1"/>
      <text:p text:style-name="P2">Program 2 Analysis</text:p>
      <text:p text:style-name="P2"/>
      <text:p text:style-name="P3">Naive Versus Sophisticated String Matching</text:p>
      <text:p text:style-name="P1"/>
      <text:p text:style-name="P1"/>
      <text:p text:style-name="P1"><text:span text:style-name="T1">I wrote a naive string matching algorithm to be tested against three sample texts:</text:span></text:p>
      <text:p text:style-name="P1"/>
      <text:list xml:id="list6469451856297638275" text:style-name="L1">
        <text:list-item>
          <text:p text:style-name="P4">Dickens’ A Tale of Two Cities (Gutenberg Project version).</text:p>
        </text:list-item>
        <text:list-item>
          <text:p text:style-name="P4">The first 100 thousand digits of π.</text:p>
        </text:list-item>
        <text:list-item>
          <text:p text:style-name="P4">A sequence of DNA letters A, C, T, G, but with skewed frequency distributions.</text:p>
        </text:list-item>
      </text:list>
      <text:p text:style-name="P5"/>
      <text:p text:style-name="P5">The question is how badly does naive perform when tested against these three different texts?</text:p>
      <text:p text:style-name="P5"/>
      <text:p text:style-name="P6">Naive Comparison</text:p>
      <text:p text:style-name="P9"/>
      <text:p text:style-name="P9"><text:tab/>Naive starts by getting a pattern, counting the number of characters in the pattern, and then searches over the string pattern for a match. <text:s/>The pattern follows:</text:p>
      <text:p text:style-name="P9"/>
      <text:p text:style-name="P9">for( select the first letter in the pattern</text:p>
      <text:p text:style-name="P9"><text:tab/>for( search through the text for a match to the first character in the patterns</text:p>
      <text:p text:style-name="P9"><text:tab/><text:tab/>if( a match is found</text:p>
      <text:p text:style-name="P9"><text:tab/><text:tab/><text:tab/>for( search the next character of the pattern against the next character in the text</text:p>
      <text:p text:style-name="P9"><text:tab/><text:tab/><text:tab/><text:tab/>if( no match - </text:p>
      <text:p text:style-name="P9"><text:tab/><text:tab/><text:tab/><text:tab/><text:tab/>break the inner loop</text:p>
      <text:p text:style-name="P9"><text:tab/><text:tab/><text:tab/><text:tab/>if( the pattern count matches the inner loop iteration -1 - </text:p>
      <text:p text:style-name="P9"><text:tab/><text:tab/><text:tab/><text:tab/><text:tab/>match found</text:p>
      <text:p text:style-name="P9"/>
      <text:p text:style-name="P9"><text:tab/>This means that the number of comparisons that will be made are the number of characters in the text (n) minus the number of characters in the pattern (m). <text:s/>As an example, in the DNA text n = 100, m = 4, the minimum number of comparisons will be 96. <text:s/><text:span text:style-name="T2">Anything above n-m are extra comparisons and what a smarter algorithm would look to eliminate. <text:s/></text:span></text:p>
      <text:p text:style-name="P9"><text:tab/><text:span text:style-name="T2">Naive could be troublesome, as in a worst case scenario, where near matches are a norm the cost of the algorithm could be as high as n*m. <text:s/>As an example, if searching for the pattern ABCD against a text that is a million characters of ABCZ in a repeating pattern, that cost would come with no hits on a positive result. <text:s/>Just searching through the given example adds 3 extra comparisons with each hit on the first character. In the example described the number of comparisons translates to:</text:span></text:p>
      <text:p text:style-name="P9"><text:tab/><text:span text:style-name="T3">(2n-1)^k, where k is the number of near matches. <text:s/>If the string was 400 characters long, following the example given above, <text:s/>the number of comparisons would be (2*4-1)^100… <text:s/>That’s terrible!</text:span></text:p>
      <text:p text:style-name="P9"><text:tab/><text:span text:style-name="T3">The goal of the test would be how much text can naive match before it crashes? <text:s/></text:span></text:p>
      <text:p text:style-name="P9"/>
      <text:p text:style-name="P7"/>
      <text:p text:style-name="P7"><text:soft-page-break/>Further Analysis</text:p>
      <text:p text:style-name="P8"/>
      <text:p text:style-name="P8"><text:tab/><text:span text:style-name="T4">It has become clear that to create a smarter algorithm, one needs to build it with the text to be scanned in mind. <text:s/>This may not be necessary, as with the tests provided naive performed well. <text:s/>But in the situation of searching extreme amounts of text, the number of comparisons could cause the system to crash. <text:s/></text:span></text:p>
      <text:p text:style-name="P8"><text:span text:style-name="T4"><text:tab/>In the case of DNA, the break down of characters is 53 A, 25 C, 5 G, 17 T, which breaks down to </text:span><text:span text:style-name="T5">A 53% of the time, C 25% of the time… etc. <text:s/>Based on this information and the three patterns which where given to match (AACC, CAGT, TACC) the first pattern will get a match on A 53% of the time, the second pattern will get a hit on C 25% of the time, and the third 17%. This means that for each respective pattern, </text:span><text:span text:style-name="T7">the number of comparisons will be:</text:span></text:p>
      <text:p text:style-name="P8"><text:span text:style-name="T7"/></text:p>
      <text:list xml:id="list5325911882247396834" text:style-name="L2">
        <text:list-item>
          <text:p text:style-name="P10"><text:span text:style-name="T8">AACC: <text:s text:c="2"/><text:tab/></text:span><text:span text:style-name="T4">n + 0.53n + 0.53 * 0.25n + 0.53 </text:span><text:span text:style-name="T6">*</text:span><text:span text:style-name="T4"> 0.25 * 0.25n ≈ 1.70n</text:span></text:p>
        </text:list-item>
        <text:list-item>
          <text:p text:style-name="P11"><text:span text:style-name="T4">CAGT:<text:tab/><text:tab/>n + 0.</text:span><text:span text:style-name="T6">53n</text:span><text:span text:style-name="T4"> + </text:span><text:span text:style-name="T6">0</text:span><text:span text:style-name="T4">.</text:span><text:span text:style-name="T6">53 * 0.05n + 0.53 * 0.05 * 0.17n ≈ </text:span><text:span text:style-name="T7">1.56n</text:span></text:p>
        </text:list-item>
        <text:list-item>
          <text:p text:style-name="P11"><text:span text:style-name="T4">TACC: <text:tab/></text:span><text:span text:style-name="T6">n + 0.53n + 0.53 * 0.25n + 0.53 * 0.25 * 0.25n </text:span><text:span text:style-name="T4">≈ </text:span><text:span text:style-name="T7">1.70n</text:span></text:p>
        </text:list-item>
      </text:list>
      <text:p text:style-name="P12"><text:span text:style-name="T7"/></text:p>
      <text:p text:style-name="P13"><text:span text:style-name="T7">W</text:span><text:span text:style-name="T4">hen comparing the results from naive with the estimated results from the numbers above, it is clear that a better algorithm does exist. <text:s/>When looking at AACC, 87 extra comparisons where done. <text:s/>By employing a better algorithm, that number can be brought down to 70. <text:s/>But with CAGT and TACC, due to them not having ass many lead matches, a smarter algorithm might actually do worse. <text:s/>Based on my calculations those comparisons would increase, CAGT would rise from 41 to 60, and TACC would rise from 33 to 7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49.055884127</meta:creation-date>
    <dc:date>2016-10-11T16:05:28.280649275</dc:date>
    <meta:editing-duration>PT11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662" meta:character-count="3566" meta:non-whitespace-character-count="2883"/>
  </office:meta>
</office:document-meta>
</file>